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ControllerPanel.configure( Test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fControllerPanel.IfControllerPanel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Controller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fControllerPanel.IfControll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Panel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fControllerPanel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ontrollerPanel.modifyTestElement( TestElement contro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fControllerPanel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fControllerPanel.createConditi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fControllerPanel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